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5in" fo:margin-right="0in" fo:text-indent="-0.5in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25in" fo:margin-right="0in" fo:text-indent="0in" style:auto-text-indent="false" fo:break-before="page"/>
    </style:style>
    <style:style style:name="P7" style:family="paragraph" style:parent-style-name="Standard">
      <style:paragraph-properties fo:margin-left="0in" fo:margin-right="0in" fo:text-indent="0.25in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break-before="pag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1in" fo:margin-right="0in" fo:text-indent="-0.5in" style:auto-text-indent="false"/>
      <style:text-properties fo:font-size="11pt" style:font-size-asian="11pt" style:font-size-complex="11pt"/>
    </style:style>
    <style:style style:name="P10" style:family="paragraph" style:parent-style-name="Standard" style:master-page-name="Standard">
      <style:paragraph-properties style:page-number="auto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 style:list-style-name="WWNum9">
      <style:text-properties fo:font-size="11pt" style:font-size-asian="11pt" style:font-size-complex="11pt"/>
    </style:style>
    <style:style style:name="P12" style:family="paragraph" style:parent-style-name="Standard" style:list-style-name="WWNum10">
      <style:text-properties fo:font-size="11pt" style:font-size-asian="11pt" style:font-size-complex="11pt"/>
    </style:style>
    <style:style style:name="P13" style:family="paragraph" style:parent-style-name="Standard" style:list-style-name="WWNum11">
      <style:text-properties fo:font-size="11pt" style:font-size-asian="11pt" style:font-size-complex="11pt"/>
    </style:style>
    <style:style style:name="P14" style:family="paragraph" style:parent-style-name="Standard" style:list-style-name="WWNum5">
      <style:text-properties fo:font-size="11pt" style:font-size-asian="11pt" style:font-size-complex="11pt"/>
    </style:style>
    <style:style style:name="P15" style:family="paragraph" style:parent-style-name="Standard" style:list-style-name="WWNum4">
      <style:text-properties fo:font-size="11pt" style:font-size-asian="11pt" style:font-size-complex="11pt"/>
    </style:style>
    <style:style style:name="P16" style:family="paragraph" style:parent-style-name="Standard" style:list-style-name="WWNum3">
      <style:text-properties fo:font-size="11pt" style:font-size-asian="11pt" style:font-size-complex="11pt"/>
    </style:style>
    <style:style style:name="P17" style:family="paragraph" style:parent-style-name="Standard" style:list-style-name="WWNum2">
      <style:text-properties fo:font-size="11pt" style:font-size-asian="11pt" style:font-size-complex="11pt"/>
    </style:style>
    <style:style style:name="P18" style:family="paragraph" style:parent-style-name="Standard" style:list-style-name="WWNum1">
      <style:text-properties fo:font-size="11pt" style:font-size-asian="11pt" style:font-size-complex="11pt"/>
    </style:style>
    <style:style style:name="P19" style:family="paragraph" style:parent-style-name="Standard">
      <style:text-properties fo:font-size="11pt" fo:background-color="#ffff00" style:font-size-asian="11pt" style:font-size-complex="11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font-size="11pt" fo:background-color="#ffff00" style:font-size-asian="11pt" style:font-size-complex="11pt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Email</text:p>
      <text:p text:style-name="P2"/>
      <text:p text:style-name="P2">Sometimes requests inside a company can be easily done through email. <text:s/>One of the most common requests is for money or support. <text:s/>For example, if the company you work for has a tuition reimbursement program, you might write the person in charge of this program about the class you are currently taking. <text:s/>Or if you company does not have this program, you might write the benefits coordinator or your direct boss asking for support for the class you are now taking.</text:p>
      <text:p text:style-name="P2"/>
      <text:p text:style-name="P2">Samples</text:p>
      <text:p text:style-name="P7">1.5 A persuasive document</text:p>
      <text:p text:style-name="P7">18.1 A workplace email</text:p>
      <text:p text:style-name="P2"/>
      <text:p text:style-name="P2">Before writing the email, answer the following questions.</text:p>
      <text:p text:style-name="P2"/>
      <text:list xml:id="list7656873584949911044" text:style-name="WWNum9">
        <text:list-item>
          <text:p text:style-name="P11">To whom are you writing, i.e. the names in the TO box? <text:span text:style-name="T1">James Franklin</text:span> What are their positions? <text:span text:style-name="T1">The head of the H.R. Department.</text:span> What are their relationships to you? <text:span text:style-name="T1">He hired me.</text:span> What are their relationships to this situation? <text:span text:style-name="T1">He is the one who approves the work study <text:s/>grants.</text:span></text:p>
        </text:list-item>
      </text:list>
      <text:p text:style-name="P3"/>
      <text:p text:style-name="P3"/>
      <text:list xml:id="list32613675" text:continue-numbering="true" text:style-name="WWNum9">
        <text:list-item>
          <text:p text:style-name="P11">Other than the person named in question 1, who else might receive this email, i.e. the names in the CC or BC box? <text:s/><text:span text:style-name="T1">Mark Lee </text:span>What are their position? <text:span text:style-name="T1">Head of the I.T. Department.</text:span> <text:s/>What are their relationships to you? <text:span text:style-name="T1">Direct supervisor</text:span> What are their relationships to the situation? <text:span text:style-name="T1">Needs to be informed who is in the work study program.</text:span></text:p>
        </text:list-item>
      </text:list>
      <text:p text:style-name="P1"/>
      <text:p text:style-name="P1"/>
      <text:list xml:id="list32612032" text:continue-numbering="true" text:style-name="WWNum9">
        <text:list-item>
          <text:p text:style-name="P11">What is the major claim that you want to make in the introduction? <text:span text:style-name="T1">That I am eligible for the tuition reimbursement.</text:span></text:p>
        </text:list-item>
      </text:list>
      <text:p text:style-name="P1"/>
      <text:p text:style-name="P1"/>
      <text:list xml:id="list32608827" text:continue-numbering="true" text:style-name="WWNum9">
        <text:list-item>
          <text:p text:style-name="P11">What reasons can you give to support this claim in the body paragraphs? <text:span text:style-name="T1">That my area of study qualifies for the program.</text:span></text:p>
        </text:list-item>
      </text:list>
      <text:p text:style-name="P1"/>
      <text:p text:style-name="P1"/>
      <text:list xml:id="list32592536" text:continue-numbering="true" text:style-name="WWNum9">
        <text:list-item>
          <text:p text:style-name="P11">What call to action can you conclude with? <text:span text:style-name="T1">Response to me if the information I supplied was complete or if there is any more information they need to process the claim.</text:span></text:p>
        </text:list-item>
      </text:list>
      <text:p text:style-name="P2"/>
      <text:p text:style-name="P2"/>
      <text:list xml:id="list32591577" text:continue-numbering="true" text:style-name="WWNum9">
        <text:list-item>
          <text:p text:style-name="P11">Restate the main idea of the email in a few words for the subject line?</text:p>
        </text:list-item>
      </text:list>
      <text:p text:style-name="P20">College tuition reimbursement </text:p>
      <text:p text:style-name="P2"/>
      <text:p text:style-name="P2"/>
      <text:p text:style-name="P2">After writing the email, answer the following questions.</text:p>
      <text:p text:style-name="P2"/>
      <text:list xml:id="list5378123740621773229" text:style-name="WWNum10">
        <text:list-item>
          <text:p text:style-name="P12">What audience connection did you use? (power/compliance, relationship/identification, or rational/internalization) <text:s/>Why? <text:s/>What do you anticipate will be the reaction to this email?</text:p>
        </text:list-item>
      </text:list>
      <text:p text:style-name="P3"/>
      <text:p text:style-name="P3"/>
      <text:p text:style-name="P2"/>
      <text:p text:style-name="P2">Hand-in</text:p>
      <text:list xml:id="list6901550365967118661" text:style-name="WWNum11">
        <text:list-item>
          <text:p text:style-name="P13"><text:soft-page-break/>Answers to planning and response questions.</text:p>
        </text:list-item>
        <text:list-item>
          <text:p text:style-name="P13">Final draft of the email</text:p>
        </text:list-item>
        <text:list-item>
          <text:p text:style-name="P13">Email template</text:p>
        </text:list-item>
        <text:list-item>
          <text:p text:style-name="P13">Scoring sheet</text:p>
        </text:list-item>
      </text:list>
      <text:p text:style-name="P2"/>
      <text:p text:style-name="P19">Dear James Franklin</text:p>
      <text:p text:style-name="P2"/>
      <text:p text:style-name="P19">I understand that the company provides tuition reimbursement for students enrolled in a degree program in the computer field. I am currently enrolled at Kalamazoo Valley Community College (KVCC) in the Software Development program. <text:s/>I am taking Technical Writing and C# classes this semester. These classes are requirements in Software Development program. <text:s/>I am hoping that these classes<text:bookmark text:name="_GoBack1"/> will be covered under the company’s reimbursement program for college tuition. </text:p>
      <text:p text:style-name="P19"/>
      <text:p text:style-name="P19"><text:s/>I am excited for this opportunity provided by the company's reimbursement program to extend my skills. These skills will enable me to better meet the needs of the company's I.T Department. </text:p>
      <text:p text:style-name="P19"/>
      <text:p text:style-name="P19">Attached to this email is the company's College Tuition Reimbursement form, the Account Summary from KVCC, and my Degree Works form. These forms show that I have met the requirements for the reimbursement program. <text:s/>If there is any additional information you need to please let me know as soon as possible.</text:p>
      <text:p text:style-name="P19"/>
      <text:p text:style-name="P19">Thank you for your time,</text:p>
      <text:p text:style-name="P19">Jeffrey Martin</text:p>
      <text:p text:style-name="P19"/>
      <text:p text:style-name="P8">Email</text:p>
      <text:p text:style-name="P2"/>
      <text:p text:style-name="P2">Evaluation</text:p>
      <text:p text:style-name="P9">4 <text:s text:c="3"/>requirements are met, and the work is ready to use as is</text:p>
      <text:p text:style-name="P9">3 <text:s text:c="3"/>requirements are met; the work is usable, but could be improved </text:p>
      <text:p text:style-name="P9">2 <text:s text:c="3"/>most requirements are met, and the work has the potential to be used after modification and/or revision <text:s/></text:p>
      <text:p text:style-name="P9">1 <text:s text:c="3"/>some requirements are met, but many modifications and/or much revision is needed to make this work usable</text:p>
      <text:p text:style-name="P9">0 <text:s text:c="3"/>requirements are not met</text:p>
      <text:p text:style-name="P4"/>
      <text:p text:style-name="P4">Unity</text:p>
      <text:list xml:id="list2705874294121947385" text:style-name="WWNum5">
        <text:list-item>
          <text:p text:style-name="P14">The purpose of the email is stated in the introduction.</text:p>
        </text:list-item>
        <text:list-item>
          <text:p text:style-name="P14">Email has a beginning, middle, and an end.</text:p>
        </text:list-item>
        <text:list-item>
          <text:p text:style-name="P14">Email is free from irrelevant detail.</text:p>
        </text:list-item>
      </text:list>
      <text:p text:style-name="P5"/>
      <text:p text:style-name="P4">Coherence</text:p>
      <text:list xml:id="list1878412787424090038" text:style-name="WWNum4">
        <text:list-item>
          <text:p text:style-name="P15">Email as a whole is organized logically.</text:p>
        </text:list-item>
        <text:list-item>
          <text:p text:style-name="P15">Email body is organized logically.</text:p>
        </text:list-item>
        <text:list-item>
          <text:p text:style-name="P15">Transitions stress the connection between ideas and the line of thinking.</text:p>
        </text:list-item>
      </text:list>
      <text:p text:style-name="P2"/>
      <text:p text:style-name="P4">Support</text:p>
      <text:list xml:id="list5408135143813976122" text:style-name="WWNum3">
        <text:list-item>
          <text:p text:style-name="P16">It is clear whether this is an inquiry email or in response to a company policy.</text:p>
        </text:list-item>
        <text:list-item>
          <text:p text:style-name="P16">Information is complete and accurate.</text:p>
        </text:list-item>
        <text:list-item>
          <text:p text:style-name="P16">Specific details support the main ideas.</text:p>
        </text:list-item>
        <text:list-item>
          <text:p text:style-name="P16">Unfamiliar terms are defined.</text:p>
        </text:list-item>
        <text:list-item>
          <text:p text:style-name="P16">Follow-is clearly stated with a reasonable timeline.</text:p>
        </text:list-item>
      </text:list>
      <text:p text:style-name="P4"/>
      <text:p text:style-name="P4">Style</text:p>
      <text:list xml:id="list5723211248740170712" text:style-name="WWNum2">
        <text:list-item>
          <text:p text:style-name="P17">Format is correct and complete</text:p>
        </text:list-item>
        <text:list-item>
          <text:p text:style-name="P17">Tone is appropriate for audience needs.</text:p>
        </text:list-item>
        <text:list-item>
          <text:p text:style-name="P17">Wording and phrasing are simple and direct.</text:p>
        </text:list-item>
        <text:list-item>
          <text:p text:style-name="P17">Terminology is used consistently.</text:p>
        </text:list-item>
      </text:list>
      <text:p text:style-name="P4"/>
      <text:p text:style-name="P4">Grammar and Sentence Structure</text:p>
      <text:list xml:id="list2539811686520941892" text:style-name="WWNum1">
        <text:list-item>
          <text:p text:style-name="P18">Conventional grammar, spelling, and punctuation are used.</text:p>
        </text:list-item>
        <text:list-item>
          <text:p text:style-name="P18">Sentences are varied and reflect the proper use of pronouns, modifiers, subject-verb agreement, and tenses.</text:p>
        </text:list-item>
        <text:list-item>
          <text:p text:style-name="P18">Run-on and fragmented sentences are eliminated.</text:p>
        </text:list-item>
      </text:list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terview Questions</dc:title>
    <meta:initial-creator>KVCC</meta:initial-creator>
    <dc:creator>Sophia Christensen</dc:creator>
    <meta:editing-cycles>6</meta:editing-cycles>
    <meta:print-date>2014-05-08T18:14:00</meta:print-date>
    <meta:creation-date>2016-09-08T19:15:00</meta:creation-date>
    <dc:date>2016-09-13T12:42:17.11</dc:date>
    <meta:editing-duration>PT47M49S</meta:editing-duration>
    <meta:generator>OpenOffice/4.1.2$Win32 OpenOffice.org_project/412m3$Build-9782</meta:generator>
    <meta:document-statistic meta:table-count="0" meta:image-count="0" meta:object-count="0" meta:page-count="4" meta:paragraph-count="56" meta:word-count="748" meta:character-count="4417"/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